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frac>
                <msub>
                  <mi mathvariant="italic">dX</mi>
                  <mn>1</mn>
                </msub>
                <mi mathvariant="italic">dt</mi>
              </mfrac>
              <mo stretchy="false">=</mo>
              <mrow>
                <msub>
                  <mi>i</mi>
                  <mn>1</mn>
                </msub>
                <mo stretchy="false">−</mo>
                <msub>
                  <mi>o</mi>
                  <mn>1</mn>
                </msub>
              </mrow>
            </mrow>
            <msubsup>
              <mi>X</mi>
              <mn>1</mn>
              <mi>a</mi>
            </msubsup>
          </mrow>
        </mtd>
      </mtr>
      <mtr>
        <mtd>
          <mrow>
            <mrow>
              <mfrac>
                <msub>
                  <mi mathvariant="italic">dX</mi>
                  <mn>2</mn>
                </msub>
                <mi mathvariant="italic">dt</mi>
              </mfrac>
              <mo stretchy="false">=</mo>
              <msub>
                <mi>i</mi>
                <mn>2</mn>
              </msub>
            </mrow>
            <mrow>
              <msubsup>
                <mi>X</mi>
                <mn>1</mn>
                <mi>b</mi>
              </msubsup>
              <mo stretchy="false">−</mo>
              <msub>
                <mi>o</mi>
                <mn>2</mn>
              </msub>
            </mrow>
            <mrow>
              <msubsup>
                <mi>X</mi>
                <mn>2</mn>
                <mi>c</mi>
              </msubsup>
              <mo stretchy="false">+</mo>
              <msub>
                <mi>f</mi>
                <mn>2</mn>
              </msub>
            </mrow>
            <msubsup>
              <mi>X</mi>
              <mn>2</mn>
              <mi>d</mi>
            </msubsup>
            <msubsup>
              <mi>X</mi>
              <mn>4</mn>
              <mi>e</mi>
            </msubsup>
          </mrow>
        </mtd>
      </mtr>
      <mtr>
        <mtd>
          <mrow>
            <mrow>
              <mfrac>
                <msub>
                  <mi mathvariant="italic">dX</mi>
                  <mn>3</mn>
                </msub>
                <mi mathvariant="italic">dt</mi>
              </mfrac>
              <mo stretchy="false">=</mo>
              <msub>
                <mi>i</mi>
                <mn>3</mn>
              </msub>
            </mrow>
            <mrow>
              <msubsup>
                <mi>X</mi>
                <mn>1</mn>
                <mi>b</mi>
              </msubsup>
              <mo stretchy="false">−</mo>
              <msub>
                <mi>o</mi>
                <mn>3</mn>
              </msub>
            </mrow>
            <msubsup>
              <mi>X</mi>
              <mn>3</mn>
              <mi>c</mi>
            </msubsup>
          </mrow>
        </mtd>
      </mtr>
      <mtr>
        <mtd>
          <mrow>
            <mrow>
              <mfrac>
                <msub>
                  <mi mathvariant="italic">dX</mi>
                  <mn>2</mn>
                </msub>
                <mi mathvariant="italic">dt</mi>
              </mfrac>
              <mo stretchy="false">=</mo>
              <msub>
                <mi>i</mi>
                <mn>4</mn>
              </msub>
            </mrow>
            <mrow>
              <msubsup>
                <mi>X</mi>
                <mn>1</mn>
                <mi>b</mi>
              </msubsup>
              <mo stretchy="false">−</mo>
              <msub>
                <mi>o</mi>
                <mn>4</mn>
              </msub>
            </mrow>
            <msubsup>
              <mi>X</mi>
              <mn>4</mn>
              <mi>c</mi>
            </msubsup>
          </mrow>
        </mtd>
      </mtr>
    </mtable>
    <annotation encoding="StarMath 5.0">{dX_1} over {dt} = i_1-o_1 X_1^a newline
{dX_2} over {dt} = i_2 X_1^b -o_2 X_2^c + f_2 X_2^d X_4^e newline
{dX_3} over {dt} = i_3 X_1^b -o_3 X_3^c newline
{dX_2} over {dt} = i_4 X_1^b -o_4 X_4^c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25:08.650626726</meta:creation-date>
    <dc:date>2016-09-01T17:33:56.495536770</dc:date>
    <meta:editing-duration>PT8M48S</meta:editing-duration>
    <meta:editing-cycles>1</meta:editing-cycles>
    <meta:generator>LibreOffice/5.1.4.2$Linux_X86_64 LibreOffice_project/10m0$Build-2</meta:generator>
  </office:meta>
</office:document-meta>
</file>